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69bb" officeooo:paragraph-rsid="000969bb"/>
    </style:style>
    <style:style style:name="P2" style:family="paragraph" style:parent-style-name="Standard">
      <style:text-properties fo:font-variant="normal" fo:text-transform="none" fo:color="#202124" style:font-name="Roboto" fo:font-size="9.75pt" fo:letter-spacing="normal" fo:font-style="normal" fo:font-weight="normal" officeooo:rsid="000969bb" officeooo:paragraph-rsid="000969bb"/>
    </style:style>
    <style:style style:name="P3" style:family="paragraph" style:parent-style-name="Standard">
      <style:text-properties fo:font-variant="normal" fo:text-transform="none" fo:color="#202124" style:font-name="Roboto" fo:font-size="9.75pt" fo:letter-spacing="normal" fo:font-style="normal" fo:font-weight="normal" officeooo:rsid="000abac0" officeooo:paragraph-rsid="000abac0"/>
    </style:style>
    <style:style style:name="P4" style:family="paragraph" style:parent-style-name="Standard">
      <style:text-properties fo:font-variant="normal" fo:text-transform="none" fo:color="#202124" style:font-name="Roboto" fo:font-size="9.75pt" fo:letter-spacing="normal" fo:font-style="normal" fo:font-weight="normal" officeooo:rsid="000b4baf" officeooo:paragraph-rsid="000b4b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arning Linux with {}</text:p>
      <text:p text:style-name="P1"/>
      <text:p text:style-name="P1"/>
      <text:p text:style-name="P1">Creating a symbolic path:</text:p>
      <text:p text:style-name="P2">ln -s myreallylongpath gitstuff</text:p>
      <text:p text:style-name="P2"/>
      <text:p text:style-name="P2">ln = does lots of stuff</text:p>
      <text:p text:style-name="P2">-s = symbolic name</text:p>
      <text:p text:style-name="P2">myreally…. = the directory I want to create the link too</text:p>
      <text:p text:style-name="P2">gitst… = the symbolic name</text:p>
      <text:p text:style-name="P2"/>
      <text:p text:style-name="P2">The symbolic name lives in the directory from which the ‘ln’ command was evoked</text:p>
      <text:p text:style-name="P2"/>
      <text:p text:style-name="P2"/>
      <text:p text:style-name="P2"/>
      <text:p text:style-name="P3">NOTE:</text:p>
      <text:p text:style-name="P3">The biuldconfig.json file in each project will be built FOR the OS that the runbuild.py was launched from!!!</text:p>
      <text:p text:style-name="P3">Switching between OS’s means a re fullclean and reconfigure AFTER deleting buildconfig.json from the directory.</text:p>
      <text:p text:style-name="P3"/>
      <text:p text:style-name="P3"/>
      <text:p text:style-name="P4">NOTE NOTE:</text:p>
      <text:p text:style-name="P4">With runbuild.py the makereleasepackage will build the full release package complete with flashable images!</text:p>
      <text:p text:style-name="P4"/>
      <text:p text:style-name="P4">FINAL NOTE!</text:p>
      <text:p text:style-name="P4">ctrl+r in terminal allows you to search previously entered commands. See you in production up arrow!!!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3T16:13:13.950880547</meta:creation-date>
    <dc:date>2021-04-13T16:37:19.070820348</dc:date>
    <meta:editing-duration>PT13M15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15" meta:word-count="120" meta:character-count="734" meta:non-whitespace-character-count="629"/>
  </office:meta>
</office:document-meta>
</file>